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3.089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3.2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</text:p>
          </table:table-cell>
          <table:table-cell table:style-name="Default" office:value-type="string">
            <text:p>a=-mg-kv(n-1)</text:p>
          </table:table-cell>
          <table:table-cell office:value-type="string">
            <text:p>v=v(n-1)+a(n) * Dt</text:p>
          </table:table-cell>
          <table:table-cell office:value-type="string">
            <text:p>y=y(n-1)+v(n)*Dt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Feuille1.P20" table:end-x="1.886cm" table:end-y="0.316cm" draw:z-index="0" draw:style-name="gr1" svg:width="14.733cm" svg:height="7.992cm" svg:x="0.702cm" svg:y="0.422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/>
          <table:table-cell table:formula="of:=[.D2]+[.B$4]" office:value-type="float" office:value="0.04">
            <text:p>0,04</text:p>
          </table:table-cell>
          <table:table-cell table:formula="of:=-[.B$2]*[.B$3]-[.B$1]*[.F2]" office:value-type="float" office:value="-1400">
            <text:p>-1400</text:p>
          </table:table-cell>
          <table:table-cell table:formula="of:=[.F2]+[.E3]*[.B$4]" office:value-type="float" office:value="544">
            <text:p>544</text:p>
          </table:table-cell>
          <table:table-cell table:formula="of:=[.G2]+[.F3]*[.B$4]" office:value-type="float" office:value="21.76">
            <text:p>21,76</text:p>
          </table:table-cell>
          <table:table-cell table:number-columns-repeated="3"/>
        </table:table-row>
        <table:table-row table:style-name="ro1">
          <table:table-cell office:value-type="string">
            <text:p>Dt</text:p>
          </table:table-cell>
          <table:table-cell table:formula="of:=0.04" office:value-type="float" office:value="0.04">
            <text:p>0,04</text:p>
          </table:table-cell>
          <table:table-cell/>
          <table:table-cell table:formula="of:=[.D3]+[.B$4]" office:value-type="float" office:value="0.08">
            <text:p>0,08</text:p>
          </table:table-cell>
          <table:table-cell table:formula="of:=-[.B$2]*[.B$3]-[.B$1]*[.F3]" office:value-type="float" office:value="-1344">
            <text:p>-1344</text:p>
          </table:table-cell>
          <table:table-cell table:formula="of:=[.F3]+[.E4]*[.B$4]" office:value-type="float" office:value="490.24">
            <text:p>490,24</text:p>
          </table:table-cell>
          <table:table-cell table:formula="of:=[.G3]+[.F4]*[.B$4]" office:value-type="float" office:value="41.3696">
            <text:p>41,36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]+[.B$4]" office:value-type="float" office:value="0.12">
            <text:p>0,12</text:p>
          </table:table-cell>
          <table:table-cell table:formula="of:=-[.B$2]*[.B$3]-[.B$1]*[.F4]" office:value-type="float" office:value="-1290.24">
            <text:p>-1290,24</text:p>
          </table:table-cell>
          <table:table-cell table:formula="of:=[.F4]+[.E5]*[.B$4]" office:value-type="float" office:value="438.6304">
            <text:p>438,6304</text:p>
          </table:table-cell>
          <table:table-cell table:formula="of:=[.G4]+[.F5]*[.B$4]" office:value-type="float" office:value="58.914816">
            <text:p>58,9148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]+[.B$4]" office:value-type="float" office:value="0.16">
            <text:p>0,16</text:p>
          </table:table-cell>
          <table:table-cell table:formula="of:=-[.B$2]*[.B$3]-[.B$1]*[.F5]" office:value-type="float" office:value="-1238.6304">
            <text:p>-1238,6304</text:p>
          </table:table-cell>
          <table:table-cell table:formula="of:=[.F5]+[.E6]*[.B$4]" office:value-type="float" office:value="389.085184">
            <text:p>389,085184</text:p>
          </table:table-cell>
          <table:table-cell table:formula="of:=[.G5]+[.F6]*[.B$4]" office:value-type="float" office:value="74.47822336">
            <text:p>74,478223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]+[.B$4]" office:value-type="float" office:value="0.2">
            <text:p>0,2</text:p>
          </table:table-cell>
          <table:table-cell table:formula="of:=-[.B$2]*[.B$3]-[.B$1]*[.F6]" office:value-type="float" office:value="-1189.085184">
            <text:p>-1189,085184</text:p>
          </table:table-cell>
          <table:table-cell table:formula="of:=[.F6]+[.E7]*[.B$4]" office:value-type="float" office:value="341.52177664">
            <text:p>341,52177664</text:p>
          </table:table-cell>
          <table:table-cell table:formula="of:=[.G6]+[.F7]*[.B$4]" office:value-type="float" office:value="88.1390944256">
            <text:p>88,13909442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]+[.B$4]" office:value-type="float" office:value="0.24">
            <text:p>0,24</text:p>
          </table:table-cell>
          <table:table-cell table:formula="of:=-[.B$2]*[.B$3]-[.B$1]*[.F7]" office:value-type="float" office:value="-1141.52177664">
            <text:p>-1141,52177664</text:p>
          </table:table-cell>
          <table:table-cell table:formula="of:=[.F7]+[.E8]*[.B$4]" office:value-type="float" office:value="295.8609055744">
            <text:p>295,8609055744</text:p>
          </table:table-cell>
          <table:table-cell table:formula="of:=[.G7]+[.F8]*[.B$4]" office:value-type="float" office:value="99.973530648576">
            <text:p>99,973530648576</text:p>
          </table:table-cell>
          <table:table-cell table:number-columns-repeated="3"/>
        </table:table-row>
        <table:table-row table:style-name="ro1">
          <table:table-cell office:value-type="string">
            <text:p>ma = -mg-kv</text:p>
          </table:table-cell>
          <table:table-cell office:value-type="string">
            <text:p>repère habituel</text:p>
          </table:table-cell>
          <table:table-cell/>
          <table:table-cell table:formula="of:=[.D8]+[.B$4]" office:value-type="float" office:value="0.28">
            <text:p>0,28</text:p>
          </table:table-cell>
          <table:table-cell table:formula="of:=-[.B$2]*[.B$3]-[.B$1]*[.F8]" office:value-type="float" office:value="-1095.8609055744">
            <text:p>-1095,8609055744</text:p>
          </table:table-cell>
          <table:table-cell table:formula="of:=[.F8]+[.E9]*[.B$4]" office:value-type="float" office:value="252.026469351424">
            <text:p>252,026469351424</text:p>
          </table:table-cell>
          <table:table-cell table:formula="of:=[.G8]+[.F9]*[.B$4]" office:value-type="float" office:value="110.054589422633">
            <text:p>110,054589422633</text:p>
          </table:table-cell>
          <table:table-cell table:number-columns-repeated="3"/>
        </table:table-row>
        <table:table-row table:style-name="ro1">
          <table:table-cell office:value-type="string">
            <text:p>ma = mg-kv</text:p>
          </table:table-cell>
          <table:table-cell office:value-type="string">
            <text:p>repère jeux</text:p>
          </table:table-cell>
          <table:table-cell/>
          <table:table-cell table:formula="of:=[.D9]+[.B$4]" office:value-type="float" office:value="0.32">
            <text:p>0,32</text:p>
          </table:table-cell>
          <table:table-cell table:formula="of:=-[.B$2]*[.B$3]-[.B$1]*[.F9]" office:value-type="float" office:value="-1052.02646935142">
            <text:p>-1052,02646935142</text:p>
          </table:table-cell>
          <table:table-cell table:formula="of:=[.F9]+[.E10]*[.B$4]" office:value-type="float" office:value="209.945410577367">
            <text:p>209,945410577367</text:p>
          </table:table-cell>
          <table:table-cell table:formula="of:=[.G9]+[.F10]*[.B$4]" office:value-type="float" office:value="118.452405845728">
            <text:p>118,4524058457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]+[.B$4]" office:value-type="float" office:value="0.36">
            <text:p>0,36</text:p>
          </table:table-cell>
          <table:table-cell table:formula="of:=-[.B$2]*[.B$3]-[.B$1]*[.F10]" office:value-type="float" office:value="-1009.94541057737">
            <text:p>-1009,94541057737</text:p>
          </table:table-cell>
          <table:table-cell table:formula="of:=[.F10]+[.E11]*[.B$4]" office:value-type="float" office:value="169.547594154272">
            <text:p>169,547594154272</text:p>
          </table:table-cell>
          <table:table-cell table:formula="of:=[.G10]+[.F11]*[.B$4]" office:value-type="float" office:value="125.234309611899">
            <text:p>125,23430961189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]+[.B$4]" office:value-type="float" office:value="0.4">
            <text:p>0,4</text:p>
          </table:table-cell>
          <table:table-cell table:formula="of:=-[.B$2]*[.B$3]-[.B$1]*[.F11]" office:value-type="float" office:value="-969.547594154272">
            <text:p>-969,547594154272</text:p>
          </table:table-cell>
          <table:table-cell table:formula="of:=[.F11]+[.E12]*[.B$4]" office:value-type="float" office:value="130.765690388101">
            <text:p>130,765690388101</text:p>
          </table:table-cell>
          <table:table-cell table:formula="of:=[.G11]+[.F12]*[.B$4]" office:value-type="float" office:value="130.464937227423">
            <text:p>130,4649372274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]+[.B$4]" office:value-type="float" office:value="0.44">
            <text:p>0,44</text:p>
          </table:table-cell>
          <table:table-cell table:formula="of:=-[.B$2]*[.B$3]-[.B$1]*[.F12]" office:value-type="float" office:value="-930.765690388101">
            <text:p>-930,765690388101</text:p>
          </table:table-cell>
          <table:table-cell table:formula="of:=[.F12]+[.E13]*[.B$4]" office:value-type="float" office:value="93.5350627725774">
            <text:p>93,5350627725774</text:p>
          </table:table-cell>
          <table:table-cell table:formula="of:=[.G12]+[.F13]*[.B$4]" office:value-type="float" office:value="134.206339738326">
            <text:p>134,20633973832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]+[.B$4]" office:value-type="float" office:value="0.48">
            <text:p>0,48</text:p>
          </table:table-cell>
          <table:table-cell table:formula="of:=-[.B$2]*[.B$3]-[.B$1]*[.F13]" office:value-type="float" office:value="-893.535062772577">
            <text:p>-893,535062772577</text:p>
          </table:table-cell>
          <table:table-cell table:formula="of:=[.F13]+[.E14]*[.B$4]" office:value-type="float" office:value="57.7936602616743">
            <text:p>57,7936602616743</text:p>
          </table:table-cell>
          <table:table-cell table:formula="of:=[.G13]+[.F14]*[.B$4]" office:value-type="float" office:value="136.518086148793">
            <text:p>136,5180861487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]+[.B$4]" office:value-type="float" office:value="0.52">
            <text:p>0,52</text:p>
          </table:table-cell>
          <table:table-cell table:formula="of:=-[.B$2]*[.B$3]-[.B$1]*[.F14]" office:value-type="float" office:value="-857.793660261674">
            <text:p>-857,793660261674</text:p>
          </table:table-cell>
          <table:table-cell table:formula="of:=[.F14]+[.E15]*[.B$4]" office:value-type="float" office:value="23.4819138512073">
            <text:p>23,4819138512073</text:p>
          </table:table-cell>
          <table:table-cell table:formula="of:=[.G14]+[.F15]*[.B$4]" office:value-type="float" office:value="137.457362702841">
            <text:p>137,4573627028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]+[.B$4]" office:value-type="float" office:value="0.56">
            <text:p>0,56</text:p>
          </table:table-cell>
          <table:table-cell table:formula="of:=-[.B$2]*[.B$3]-[.B$1]*[.F15]" office:value-type="float" office:value="-823.481913851207">
            <text:p>-823,481913851207</text:p>
          </table:table-cell>
          <table:table-cell table:formula="of:=[.F15]+[.E16]*[.B$4]" office:value-type="float" office:value="-9.45736270284095">
            <text:p>-9,45736270284095</text:p>
          </table:table-cell>
          <table:table-cell table:formula="of:=[.G15]+[.F16]*[.B$4]" office:value-type="float" office:value="137.079068194727">
            <text:p>137,0790681947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]+[.B$4]" office:value-type="float" office:value="0.6">
            <text:p>0,6</text:p>
          </table:table-cell>
          <table:table-cell table:formula="of:=-[.B$2]*[.B$3]-[.B$1]*[.F16]" office:value-type="float" office:value="-790.542637297159">
            <text:p>-790,542637297159</text:p>
          </table:table-cell>
          <table:table-cell table:formula="of:=[.F16]+[.E17]*[.B$4]" office:value-type="float" office:value="-41.0790681947273">
            <text:p>-41,0790681947273</text:p>
          </table:table-cell>
          <table:table-cell table:formula="of:=[.G16]+[.F17]*[.B$4]" office:value-type="float" office:value="135.435905466938">
            <text:p>135,4359054669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]+[.B$4]" office:value-type="float" office:value="0.64">
            <text:p>0,64</text:p>
          </table:table-cell>
          <table:table-cell table:formula="of:=-[.B$2]*[.B$3]-[.B$1]*[.F17]" office:value-type="float" office:value="-758.920931805273">
            <text:p>-758,920931805273</text:p>
          </table:table-cell>
          <table:table-cell table:formula="of:=[.F17]+[.E18]*[.B$4]" office:value-type="float" office:value="-71.4359054669382">
            <text:p>-71,4359054669382</text:p>
          </table:table-cell>
          <table:table-cell table:formula="of:=[.G17]+[.F18]*[.B$4]" office:value-type="float" office:value="132.578469248261">
            <text:p>132,5784692482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]+[.B$4]" office:value-type="float" office:value="0.68">
            <text:p>0,68</text:p>
          </table:table-cell>
          <table:table-cell table:formula="of:=-[.B$2]*[.B$3]-[.B$1]*[.F18]" office:value-type="float" office:value="-728.564094533062">
            <text:p>-728,564094533062</text:p>
          </table:table-cell>
          <table:table-cell table:formula="of:=[.F18]+[.E19]*[.B$4]" office:value-type="float" office:value="-100.578469248261">
            <text:p>-100,578469248261</text:p>
          </table:table-cell>
          <table:table-cell table:formula="of:=[.G18]+[.F19]*[.B$4]" office:value-type="float" office:value="128.55533047833">
            <text:p>128,555330478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]+[.B$4]" office:value-type="float" office:value="0.72">
            <text:p>0,72</text:p>
          </table:table-cell>
          <table:table-cell table:formula="of:=-[.B$2]*[.B$3]-[.B$1]*[.F19]" office:value-type="float" office:value="-699.421530751739">
            <text:p>-699,421530751739</text:p>
          </table:table-cell>
          <table:table-cell table:formula="of:=[.F19]+[.E20]*[.B$4]" office:value-type="float" office:value="-128.55533047833">
            <text:p>-128,55533047833</text:p>
          </table:table-cell>
          <table:table-cell table:formula="of:=[.G19]+[.F20]*[.B$4]" office:value-type="float" office:value="123.413117259197">
            <text:p>123,4131172591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]+[.B$4]" office:value-type="float" office:value="0.76">
            <text:p>0,76</text:p>
          </table:table-cell>
          <table:table-cell table:formula="of:=-[.B$2]*[.B$3]-[.B$1]*[.F20]" office:value-type="float" office:value="-671.44466952167">
            <text:p>-671,44466952167</text:p>
          </table:table-cell>
          <table:table-cell table:formula="of:=[.F20]+[.E21]*[.B$4]" office:value-type="float" office:value="-155.413117259197">
            <text:p>-155,413117259197</text:p>
          </table:table-cell>
          <table:table-cell table:formula="of:=[.G20]+[.F21]*[.B$4]" office:value-type="float" office:value="117.196592568829">
            <text:p>117,1965925688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]+[.B$4]" office:value-type="float" office:value="0.8">
            <text:p>0,8</text:p>
          </table:table-cell>
          <table:table-cell table:formula="of:=-[.B$2]*[.B$3]-[.B$1]*[.F21]" office:value-type="float" office:value="-644.586882740803">
            <text:p>-644,586882740803</text:p>
          </table:table-cell>
          <table:table-cell table:formula="of:=[.F21]+[.E22]*[.B$4]" office:value-type="float" office:value="-181.196592568829">
            <text:p>-181,196592568829</text:p>
          </table:table-cell>
          <table:table-cell table:formula="of:=[.G21]+[.F22]*[.B$4]" office:value-type="float" office:value="109.948728866076">
            <text:p>109,9487288660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]+[.B$4]" office:value-type="float" office:value="0.84">
            <text:p>0,84</text:p>
          </table:table-cell>
          <table:table-cell table:formula="of:=-[.B$2]*[.B$3]-[.B$1]*[.F22]" office:value-type="float" office:value="-618.803407431171">
            <text:p>-618,803407431171</text:p>
          </table:table-cell>
          <table:table-cell table:formula="of:=[.F22]+[.E23]*[.B$4]" office:value-type="float" office:value="-205.948728866076">
            <text:p>-205,948728866076</text:p>
          </table:table-cell>
          <table:table-cell table:formula="of:=[.G22]+[.F23]*[.B$4]" office:value-type="float" office:value="101.710779711433">
            <text:p>101,7107797114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]+[.B$4]" office:value-type="float" office:value="0.88">
            <text:p>0,88</text:p>
          </table:table-cell>
          <table:table-cell table:formula="of:=-[.B$2]*[.B$3]-[.B$1]*[.F23]" office:value-type="float" office:value="-594.051271133924">
            <text:p>-594,051271133924</text:p>
          </table:table-cell>
          <table:table-cell table:formula="of:=[.F23]+[.E24]*[.B$4]" office:value-type="float" office:value="-229.710779711433">
            <text:p>-229,710779711433</text:p>
          </table:table-cell>
          <table:table-cell table:formula="of:=[.G23]+[.F24]*[.B$4]" office:value-type="float" office:value="92.5223485229757">
            <text:p>92,522348522975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]+[.B$4]" office:value-type="float" office:value="0.92">
            <text:p>0,92</text:p>
          </table:table-cell>
          <table:table-cell table:formula="of:=-[.B$2]*[.B$3]-[.B$1]*[.F24]" office:value-type="float" office:value="-570.289220288567">
            <text:p>-570,289220288567</text:p>
          </table:table-cell>
          <table:table-cell table:formula="of:=[.F24]+[.E25]*[.B$4]" office:value-type="float" office:value="-252.522348522976">
            <text:p>-252,522348522976</text:p>
          </table:table-cell>
          <table:table-cell table:formula="of:=[.G24]+[.F25]*[.B$4]" office:value-type="float" office:value="82.4214545820567">
            <text:p>82,42145458205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]+[.B$4]" office:value-type="float" office:value="0.96">
            <text:p>0,96</text:p>
          </table:table-cell>
          <table:table-cell table:formula="of:=-[.B$2]*[.B$3]-[.B$1]*[.F25]" office:value-type="float" office:value="-547.477651477024">
            <text:p>-547,477651477024</text:p>
          </table:table-cell>
          <table:table-cell table:formula="of:=[.F25]+[.E26]*[.B$4]" office:value-type="float" office:value="-274.421454582057">
            <text:p>-274,421454582057</text:p>
          </table:table-cell>
          <table:table-cell table:formula="of:=[.G25]+[.F26]*[.B$4]" office:value-type="float" office:value="71.4445963987744">
            <text:p>71,44459639877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+[.B$4]" office:value-type="float" office:value="1">
            <text:p>1</text:p>
          </table:table-cell>
          <table:table-cell table:formula="of:=-[.B$2]*[.B$3]-[.B$1]*[.F26]" office:value-type="float" office:value="-525.578545417943">
            <text:p>-525,578545417943</text:p>
          </table:table-cell>
          <table:table-cell table:formula="of:=[.F26]+[.E27]*[.B$4]" office:value-type="float" office:value="-295.444596398774">
            <text:p>-295,444596398774</text:p>
          </table:table-cell>
          <table:table-cell table:formula="of:=[.G26]+[.F27]*[.B$4]" office:value-type="float" office:value="59.6268125428234">
            <text:p>59,62681254282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7]+[.B$4]" office:value-type="float" office:value="1.04">
            <text:p>1,04</text:p>
          </table:table-cell>
          <table:table-cell table:formula="of:=-[.B$2]*[.B$3]-[.B$1]*[.F27]" office:value-type="float" office:value="-504.555403601226">
            <text:p>-504,555403601226</text:p>
          </table:table-cell>
          <table:table-cell table:formula="of:=[.F27]+[.E28]*[.B$4]" office:value-type="float" office:value="-315.626812542823">
            <text:p>-315,626812542823</text:p>
          </table:table-cell>
          <table:table-cell table:formula="of:=[.G27]+[.F28]*[.B$4]" office:value-type="float" office:value="47.0017400411105">
            <text:p>47,00174004111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[.B$4]" office:value-type="float" office:value="1.08">
            <text:p>1,08</text:p>
          </table:table-cell>
          <table:table-cell table:formula="of:=-[.B$2]*[.B$3]-[.B$1]*[.F28]" office:value-type="float" office:value="-484.373187457177">
            <text:p>-484,373187457177</text:p>
          </table:table-cell>
          <table:table-cell table:formula="of:=[.F28]+[.E29]*[.B$4]" office:value-type="float" office:value="-335.00174004111">
            <text:p>-335,00174004111</text:p>
          </table:table-cell>
          <table:table-cell table:formula="of:=[.G28]+[.F29]*[.B$4]" office:value-type="float" office:value="33.6016704394661">
            <text:p>33,60167043946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9]+[.B$4]" office:value-type="float" office:value="1.12">
            <text:p>1,12</text:p>
          </table:table-cell>
          <table:table-cell table:formula="of:=-[.B$2]*[.B$3]-[.B$1]*[.F29]" office:value-type="float" office:value="-464.99825995889">
            <text:p>-464,99825995889</text:p>
          </table:table-cell>
          <table:table-cell table:formula="of:=[.F29]+[.E30]*[.B$4]" office:value-type="float" office:value="-353.601670439466">
            <text:p>-353,601670439466</text:p>
          </table:table-cell>
          <table:table-cell table:formula="of:=[.G29]+[.F30]*[.B$4]" office:value-type="float" office:value="19.4576036218874">
            <text:p>19,45760362188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0]+[.B$4]" office:value-type="float" office:value="1.16">
            <text:p>1,16</text:p>
          </table:table-cell>
          <table:table-cell table:formula="of:=-[.B$2]*[.B$3]-[.B$1]*[.F30]" office:value-type="float" office:value="-446.398329560534">
            <text:p>-446,398329560534</text:p>
          </table:table-cell>
          <table:table-cell table:formula="of:=[.F30]+[.E31]*[.B$4]" office:value-type="float" office:value="-371.457603621887">
            <text:p>-371,457603621887</text:p>
          </table:table-cell>
          <table:table-cell table:formula="of:=[.G30]+[.F31]*[.B$4]" office:value-type="float" office:value="4.59929947701193">
            <text:p>4,599299477011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1]+[.B$4]" office:value-type="float" office:value="1.2">
            <text:p>1,2</text:p>
          </table:table-cell>
          <table:table-cell table:formula="of:=-[.B$2]*[.B$3]-[.B$1]*[.F31]" office:value-type="float" office:value="-428.542396378113">
            <text:p>-428,542396378113</text:p>
          </table:table-cell>
          <table:table-cell table:formula="of:=[.F31]+[.E32]*[.B$4]" office:value-type="float" office:value="-388.599299477012">
            <text:p>-388,599299477012</text:p>
          </table:table-cell>
          <table:table-cell table:formula="of:=[.G31]+[.F32]*[.B$4]" office:value-type="float" office:value="-10.9446725020686">
            <text:p>-10,94467250206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2]+[.B$4]" office:value-type="float" office:value="1.24">
            <text:p>1,24</text:p>
          </table:table-cell>
          <table:table-cell table:formula="of:=-[.B$2]*[.B$3]-[.B$1]*[.F32]" office:value-type="float" office:value="-411.400700522988">
            <text:p>-411,400700522988</text:p>
          </table:table-cell>
          <table:table-cell table:formula="of:=[.F32]+[.E33]*[.B$4]" office:value-type="float" office:value="-405.055327497932">
            <text:p>-405,055327497932</text:p>
          </table:table-cell>
          <table:table-cell table:formula="of:=[.G32]+[.F33]*[.B$4]" office:value-type="float" office:value="-27.1468856019858">
            <text:p>-27,14688560198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3]+[.B$4]" office:value-type="float" office:value="1.28">
            <text:p>1,28</text:p>
          </table:table-cell>
          <table:table-cell table:formula="of:=-[.B$2]*[.B$3]-[.B$1]*[.F33]" office:value-type="float" office:value="-394.944672502069">
            <text:p>-394,944672502069</text:p>
          </table:table-cell>
          <table:table-cell table:formula="of:=[.F33]+[.E34]*[.B$4]" office:value-type="float" office:value="-420.853114398014">
            <text:p>-420,853114398014</text:p>
          </table:table-cell>
          <table:table-cell table:formula="of:=[.G33]+[.F34]*[.B$4]" office:value-type="float" office:value="-43.9810101779064">
            <text:p>-43,98101017790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4]+[.B$4]" office:value-type="float" office:value="1.32">
            <text:p>1,32</text:p>
          </table:table-cell>
          <table:table-cell table:formula="of:=-[.B$2]*[.B$3]-[.B$1]*[.F34]" office:value-type="float" office:value="-379.146885601986">
            <text:p>-379,146885601986</text:p>
          </table:table-cell>
          <table:table-cell table:formula="of:=[.F34]+[.E35]*[.B$4]" office:value-type="float" office:value="-436.018989822094">
            <text:p>-436,018989822094</text:p>
          </table:table-cell>
          <table:table-cell table:formula="of:=[.G34]+[.F35]*[.B$4]" office:value-type="float" office:value="-61.4217697707901">
            <text:p>-61,421769770790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5]+[.B$4]" office:value-type="float" office:value="1.36">
            <text:p>1,36</text:p>
          </table:table-cell>
          <table:table-cell table:formula="of:=-[.B$2]*[.B$3]-[.B$1]*[.F35]" office:value-type="float" office:value="-363.981010177906">
            <text:p>-363,981010177906</text:p>
          </table:table-cell>
          <table:table-cell table:formula="of:=[.F35]+[.E36]*[.B$4]" office:value-type="float" office:value="-450.57823022921">
            <text:p>-450,57823022921</text:p>
          </table:table-cell>
          <table:table-cell table:formula="of:=[.G35]+[.F36]*[.B$4]" office:value-type="float" office:value="-79.4448989799585">
            <text:p>-79,44489897995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6]+[.B$4]" office:value-type="float" office:value="1.4">
            <text:p>1,4</text:p>
          </table:table-cell>
          <table:table-cell table:formula="of:=-[.B$2]*[.B$3]-[.B$1]*[.F36]" office:value-type="float" office:value="-349.42176977079">
            <text:p>-349,42176977079</text:p>
          </table:table-cell>
          <table:table-cell table:formula="of:=[.F36]+[.E37]*[.B$4]" office:value-type="float" office:value="-464.555101020042">
            <text:p>-464,555101020042</text:p>
          </table:table-cell>
          <table:table-cell table:formula="of:=[.G36]+[.F37]*[.B$4]" office:value-type="float" office:value="-98.0271030207602">
            <text:p>-98,02710302076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7]+[.B$4]" office:value-type="float" office:value="1.44">
            <text:p>1,44</text:p>
          </table:table-cell>
          <table:table-cell table:formula="of:=-[.B$2]*[.B$3]-[.B$1]*[.F37]" office:value-type="float" office:value="-335.444898979958">
            <text:p>-335,444898979958</text:p>
          </table:table-cell>
          <table:table-cell table:formula="of:=[.F37]+[.E38]*[.B$4]" office:value-type="float" office:value="-477.97289697924">
            <text:p>-477,97289697924</text:p>
          </table:table-cell>
          <table:table-cell table:formula="of:=[.G37]+[.F38]*[.B$4]" office:value-type="float" office:value="-117.14601889993">
            <text:p>-117,146018899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8]+[.B$4]" office:value-type="float" office:value="1.48">
            <text:p>1,48</text:p>
          </table:table-cell>
          <table:table-cell table:formula="of:=-[.B$2]*[.B$3]-[.B$1]*[.F38]" office:value-type="float" office:value="-322.02710302076">
            <text:p>-322,02710302076</text:p>
          </table:table-cell>
          <table:table-cell table:formula="of:=[.F38]+[.E39]*[.B$4]" office:value-type="float" office:value="-490.85398110007">
            <text:p>-490,85398110007</text:p>
          </table:table-cell>
          <table:table-cell table:formula="of:=[.G38]+[.F39]*[.B$4]" office:value-type="float" office:value="-136.780178143933">
            <text:p>-136,7801781439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9]+[.B$4]" office:value-type="float" office:value="1.52">
            <text:p>1,52</text:p>
          </table:table-cell>
          <table:table-cell table:formula="of:=-[.B$2]*[.B$3]-[.B$1]*[.F39]" office:value-type="float" office:value="-309.14601889993">
            <text:p>-309,14601889993</text:p>
          </table:table-cell>
          <table:table-cell table:formula="of:=[.F39]+[.E40]*[.B$4]" office:value-type="float" office:value="-503.219821856067">
            <text:p>-503,219821856067</text:p>
          </table:table-cell>
          <table:table-cell table:formula="of:=[.G39]+[.F40]*[.B$4]" office:value-type="float" office:value="-156.908971018175">
            <text:p>-156,9089710181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0]+[.B$4]" office:value-type="float" office:value="1.56">
            <text:p>1,56</text:p>
          </table:table-cell>
          <table:table-cell table:formula="of:=-[.B$2]*[.B$3]-[.B$1]*[.F40]" office:value-type="float" office:value="-296.780178143933">
            <text:p>-296,780178143933</text:p>
          </table:table-cell>
          <table:table-cell table:formula="of:=[.F40]+[.E41]*[.B$4]" office:value-type="float" office:value="-515.091028981825">
            <text:p>-515,091028981825</text:p>
          </table:table-cell>
          <table:table-cell table:formula="of:=[.G40]+[.F41]*[.B$4]" office:value-type="float" office:value="-177.512612177448">
            <text:p>-177,5126121774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1]+[.B$4]" office:value-type="float" office:value="1.6">
            <text:p>1,6</text:p>
          </table:table-cell>
          <table:table-cell table:formula="of:=-[.B$2]*[.B$3]-[.B$1]*[.F41]" office:value-type="float" office:value="-284.908971018175">
            <text:p>-284,908971018175</text:p>
          </table:table-cell>
          <table:table-cell table:formula="of:=[.F41]+[.E42]*[.B$4]" office:value-type="float" office:value="-526.487387822552">
            <text:p>-526,487387822552</text:p>
          </table:table-cell>
          <table:table-cell table:formula="of:=[.G41]+[.F42]*[.B$4]" office:value-type="float" office:value="-198.57210769035">
            <text:p>-198,572107690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2]+[.B$4]" office:value-type="float" office:value="1.64">
            <text:p>1,64</text:p>
          </table:table-cell>
          <table:table-cell table:formula="of:=-[.B$2]*[.B$3]-[.B$1]*[.F42]" office:value-type="float" office:value="-273.512612177448">
            <text:p>-273,512612177448</text:p>
          </table:table-cell>
          <table:table-cell table:formula="of:=[.F42]+[.E43]*[.B$4]" office:value-type="float" office:value="-537.42789230965">
            <text:p>-537,42789230965</text:p>
          </table:table-cell>
          <table:table-cell table:formula="of:=[.G42]+[.F43]*[.B$4]" office:value-type="float" office:value="-220.069223382736">
            <text:p>-220,0692233827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3]+[.B$4]" office:value-type="float" office:value="1.68">
            <text:p>1,68</text:p>
          </table:table-cell>
          <table:table-cell table:formula="of:=-[.B$2]*[.B$3]-[.B$1]*[.F43]" office:value-type="float" office:value="-262.57210769035">
            <text:p>-262,57210769035</text:p>
          </table:table-cell>
          <table:table-cell table:formula="of:=[.F43]+[.E44]*[.B$4]" office:value-type="float" office:value="-547.930776617264">
            <text:p>-547,930776617264</text:p>
          </table:table-cell>
          <table:table-cell table:formula="of:=[.G43]+[.F44]*[.B$4]" office:value-type="float" office:value="-241.986454447427">
            <text:p>-241,9864544474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4]+[.B$4]" office:value-type="float" office:value="1.72">
            <text:p>1,72</text:p>
          </table:table-cell>
          <table:table-cell table:formula="of:=-[.B$2]*[.B$3]-[.B$1]*[.F44]" office:value-type="float" office:value="-252.069223382736">
            <text:p>-252,069223382736</text:p>
          </table:table-cell>
          <table:table-cell table:formula="of:=[.F44]+[.E45]*[.B$4]" office:value-type="float" office:value="-558.013545552573">
            <text:p>-558,013545552573</text:p>
          </table:table-cell>
          <table:table-cell table:formula="of:=[.G44]+[.F45]*[.B$4]" office:value-type="float" office:value="-264.30699626953">
            <text:p>-264,306996269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5]+[.B$4]" office:value-type="float" office:value="1.76">
            <text:p>1,76</text:p>
          </table:table-cell>
          <table:table-cell table:formula="of:=-[.B$2]*[.B$3]-[.B$1]*[.F45]" office:value-type="float" office:value="-241.986454447427">
            <text:p>-241,986454447427</text:p>
          </table:table-cell>
          <table:table-cell table:formula="of:=[.F45]+[.E46]*[.B$4]" office:value-type="float" office:value="-567.69300373047">
            <text:p>-567,69300373047</text:p>
          </table:table-cell>
          <table:table-cell table:formula="of:=[.G45]+[.F46]*[.B$4]" office:value-type="float" office:value="-287.014716418749">
            <text:p>-287,0147164187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6]+[.B$4]" office:value-type="float" office:value="1.8">
            <text:p>1,8</text:p>
          </table:table-cell>
          <table:table-cell table:formula="of:=-[.B$2]*[.B$3]-[.B$1]*[.F46]" office:value-type="float" office:value="-232.30699626953">
            <text:p>-232,30699626953</text:p>
          </table:table-cell>
          <table:table-cell table:formula="of:=[.F46]+[.E47]*[.B$4]" office:value-type="float" office:value="-576.985283581251">
            <text:p>-576,985283581251</text:p>
          </table:table-cell>
          <table:table-cell table:formula="of:=[.G46]+[.F47]*[.B$4]" office:value-type="float" office:value="-310.094127761999">
            <text:p>-310,09412776199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7]+[.B$4]" office:value-type="float" office:value="1.84">
            <text:p>1,84</text:p>
          </table:table-cell>
          <table:table-cell table:formula="of:=-[.B$2]*[.B$3]-[.B$1]*[.F47]" office:value-type="float" office:value="-223.014716418749">
            <text:p>-223,014716418749</text:p>
          </table:table-cell>
          <table:table-cell table:formula="of:=[.F47]+[.E48]*[.B$4]" office:value-type="float" office:value="-585.905872238001">
            <text:p>-585,905872238001</text:p>
          </table:table-cell>
          <table:table-cell table:formula="of:=[.G47]+[.F48]*[.B$4]" office:value-type="float" office:value="-333.530362651519">
            <text:p>-333,5303626515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8]+[.B$4]" office:value-type="float" office:value="1.88">
            <text:p>1,88</text:p>
          </table:table-cell>
          <table:table-cell table:formula="of:=-[.B$2]*[.B$3]-[.B$1]*[.F48]" office:value-type="float" office:value="-214.094127761999">
            <text:p>-214,094127761999</text:p>
          </table:table-cell>
          <table:table-cell table:formula="of:=[.F48]+[.E49]*[.B$4]" office:value-type="float" office:value="-594.469637348481">
            <text:p>-594,469637348481</text:p>
          </table:table-cell>
          <table:table-cell table:formula="of:=[.G48]+[.F49]*[.B$4]" office:value-type="float" office:value="-357.309148145458">
            <text:p>-357,3091481454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9]+[.B$4]" office:value-type="float" office:value="1.92">
            <text:p>1,92</text:p>
          </table:table-cell>
          <table:table-cell table:formula="of:=-[.B$2]*[.B$3]-[.B$1]*[.F49]" office:value-type="float" office:value="-205.530362651519">
            <text:p>-205,530362651519</text:p>
          </table:table-cell>
          <table:table-cell table:formula="of:=[.F49]+[.E50]*[.B$4]" office:value-type="float" office:value="-602.690851854542">
            <text:p>-602,690851854542</text:p>
          </table:table-cell>
          <table:table-cell table:formula="of:=[.G49]+[.F50]*[.B$4]" office:value-type="float" office:value="-381.41678221964">
            <text:p>-381,416782219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0]+[.B$4]" office:value-type="float" office:value="1.96">
            <text:p>1,96</text:p>
          </table:table-cell>
          <table:table-cell table:formula="of:=-[.B$2]*[.B$3]-[.B$1]*[.F50]" office:value-type="float" office:value="-197.309148145458">
            <text:p>-197,309148145458</text:p>
          </table:table-cell>
          <table:table-cell table:formula="of:=[.F50]+[.E51]*[.B$4]" office:value-type="float" office:value="-610.58321778036">
            <text:p>-610,58321778036</text:p>
          </table:table-cell>
          <table:table-cell table:formula="of:=[.G50]+[.F51]*[.B$4]" office:value-type="float" office:value="-405.840110930854">
            <text:p>-405,840110930854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29/10/2010</text:date>, <text:time>23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</meta:initial-creator>
    <meta:creation-date>2010-10-29T23:07:14</meta:creation-date>
    <dc:date>2010-10-29T23:11:47</dc:date>
    <dc:creator>Thomas </dc:creator>
    <meta:editing-duration>PT00H01M07S</meta:editing-duration>
    <meta:editing-cycles>2</meta:editing-cycles>
    <meta:generator>OpenOffice.org/3.2$Linux OpenOffice.org_project/320m12$Build-9483</meta:generator>
    <meta:document-statistic meta:table-count="3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34cm" svg:height="7.993cm" xlink:href="." chart:class="chart:line" chart:style-name="ch1">
        <chart:legend chart:legend-position="end" svg:x="11.594cm" svg:y="3.714cm" chart:style-name="ch2"/>
        <chart:plot-area chart:style-name="ch3" chart:data-source-has-labels="both" svg:x="0.294cm" svg:y="0.159cm" svg:width="11.007cm" svg:height="7.516cm">
          <chart:axis chart:dimension="x" chart:name="primary-x" chart:style-name="ch4">
            <chart:categories table:cell-range-address="local-table.$A$2:.$A$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3" chart:label-cell-address="local-table.$B$1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y(n-1)+v(n)*D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3696">
                <text:p>41.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914816">
                <text:p>58.914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47822336">
                <text:p>74.47822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.1390944256">
                <text:p>88.13909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73530648576">
                <text:p>99.973530648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.054589422633">
                <text:p>110.054589422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.452405845728">
                <text:p>118.452405845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.234309611899">
                <text:p>125.234309611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.464937227423">
                <text:p>130.464937227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.206339738326">
                <text:p>134.206339738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.518086148793">
                <text:p>136.518086148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.457362702841">
                <text:p>137.457362702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079068194727">
                <text:p>137.079068194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.435905466938">
                <text:p>135.435905466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.578469248261">
                <text:p>132.578469248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.55533047833">
                <text:p>128.55533047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13117259197">
                <text:p>123.413117259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.196592568829">
                <text:p>117.196592568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.948728866076">
                <text:p>109.948728866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710779711433">
                <text:p>101.710779711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.5223485229757">
                <text:p>92.52234852297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4214545820567">
                <text:p>82.4214545820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4445963987744">
                <text:p>71.4445963987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6268125428234">
                <text:p>59.6268125428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0017400411105">
                <text:p>47.0017400411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.6016704394661">
                <text:p>33.6016704394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4576036218874">
                <text:p>19.4576036218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9929947701193">
                <text:p>4.59929947701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.9446725020686">
                <text:p>-10.9446725020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.1468856019858">
                <text:p>-27.1468856019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